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outline1">
      <style:graphic-properties fo:min-height="10.0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42cm" fo:margin-bottom="0.35cm" fo:text-indent="0cm"/>
      <style:text-properties fo:font-size="12pt" style:font-size-asian="12pt" style:font-size-complex="12pt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Kotlin Multiplatform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s &amp; Cons:</text:p>
          </draw:text-box>
        </draw:frame>
        <draw:frame presentation:style-name="pr4" draw:text-style-name="P3" draw:layer="layout" svg:width="12.687cm" svg:height="10cm" svg:x="1cm" svg:y="3cm" presentation:class="outline" presentation:user-transformed="true">
          <draw:text-box>
            <text:list text:style-name="L2">
              <text:list-header>
                <text:p text:style-name="P2"><text:span text:style-name="T1">Pros:</text:span></text:p>
              </text:list-header>
              <text:list-item>
                <text:p text:style-name="P2"><text:span text:style-name="T2">Shared logic</text:span></text:p>
                <text:list>
                  <text:list-item>
                    <text:p text:style-name="P3"><text:span text:style-name="T2">Common API for platform-specific functionalities easier than Flutter/React</text:span></text:p>
                    <text:list>
                      <text:list-item>
                        <text:p text:style-name="P3"><text:span text:style-name="T2">I.e. Drawing in Android vs Windows, can be streamlined by one common API</text:span></text:p>
                      </text:list-item>
                    </text:list>
                  </text:list-item>
                  <text:list-item>
                    <text:p text:style-name="P3"><text:span text:style-name="T2">Allows for scaling of existing applications across multiple platforms.</text:span></text:p>
                    <text:list>
                      <text:list-item>
                        <text:p text:style-name="P3"><text:span text:style-name="T2">I.e. both can use the same codebase for business logic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Kotlin more popular than Flutters Dart (2022)</text:span></text:p>
              </text:list-item>
              <text:list-item>
                <text:p text:style-name="P2"><text:span text:style-name="T2">More compile-time safety than JS (React Native)</text:span></text:p>
                <text:list>
                  <text:list-item>
                    <text:p text:style-name="P3"><text:span text:style-name="T2">Errors can be found during compilation, not as a part of running the application.</text:span></text:p>
                  </text:list-item>
                </text:list>
              </text:list-item>
              <text:list-item>
                <text:p text:style-name="P2"><text:span text:style-name="T2">Easy to use (for Android devs)</text:span></text:p>
              </text:list-item>
            </text:list>
          </draw:text-box>
        </draw:frame>
        <draw:frame presentation:style-name="pr5" draw:text-style-name="P3" draw:layer="layout" svg:width="12.687cm" svg:height="10cm" svg:x="14.313cm" svg:y="3cm" presentation:class="outline" presentation:user-transformed="true">
          <draw:text-box>
            <text:list text:style-name="L2">
              <text:list-header>
                <text:p text:style-name="P3"><text:span text:style-name="T1">Cons:</text:span></text:p>
              </text:list-header>
              <text:list-item>
                <text:p text:style-name="P3"><text:span text:style-name="T2">Started 2017, was in Beta until recently (November 1st, 2023).</text:span></text:p>
                <text:list>
                  <text:list-item>
                    <text:p><text:span text:style-name="T2"><text:a xlink:href="https://blog.jetbrains.com/kotlin/2023/11/kotlin-multiplatform-stable/" xlink:type="simple">https://blog.jetbrains.com/kotlin/2023/11/kotlin-multiplatform-stable/</text:a></text:span></text:p>
                  </text:list-item>
                </text:list>
              </text:list-item>
              <text:list-item>
                <text:p text:style-name="P4"><text:span text:style-name="T2">Community is in its infancy, as is the structure methodology - as it is reported as "experimental" (August, 2023)</text:span></text:p>
              </text:list-item>
              <text:list-item>
                <text:p text:style-name="P4"><text:span text:style-name="T2">Steep learning curve as a result; few official examples/tutorials, even fewer dedicated forums.</text:span></text:p>
              </text:list-item>
              <text:list-item>
                <text:p text:style-name="P4"><text:span text:style-name="T2">Various issues when Kotlin is translated to Objective-C, WIP.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How it works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4">Multiple compilers for shared module:</text:span></text:p>
                <text:list>
                  <text:list-item>
                    <text:p text:style-name="P6"><text:span text:style-name="T4">Android =&gt; Kotlin/JVM</text:span></text:p>
                  </text:list-item>
                  <text:list-item>
                    <text:p text:style-name="P6"><text:span text:style-name="T4">iOS =&gt; Kotlin/Native code.</text:span></text:p>
                  </text:list-item>
                </text:list>
              </text:list-item>
              <text:list-item>
                <text:p text:style-name="P5"><text:span text:style-name="T4">The shared module can be added to projects, allowing Developers of UI to focus on one instead of 2 developments, so to speak. </text:span></text:p>
              </text:list-item>
              <text:list-item>
                <text:p text:style-name="P5"><text:span text:style-name="T4">Converts Kotlin to Intermediate Representation, which is then compiled to native code.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Architecture<text:tab/>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4">Common code shared between different platforms.</text:span></text:p>
                <text:list>
                  <text:list-item>
                    <text:p><text:span text:style-name="T4">"shared/src/commonMain"</text:span></text:p>
                  </text:list-item>
                </text:list>
              </text:list-item>
              <text:list-item>
                <text:p text:style-name="P7"><text:span text:style-name="T4">Targets (platforms) are designated in Gradle, and the Common code is then compiled to those platforms.</text:span></text:p>
              </text:list-item>
              <text:list-item>
                <text:p text:style-name="P7"><text:span text:style-name="T4">Additional sources (platform-specific) for code that has to be run in the target platform explicitly.</text:span></text:p>
                <text:list>
                  <text:list-item>
                    <text:p><text:span text:style-name="T4">"shared/src/[platform]Main"</text:span></text:p>
                  </text:list-item>
                </text:list>
              </text:list-item>
              <text:list-item>
                <text:p text:style-name="P7"><text:span text:style-name="T4">During compilation, Kotlin selects sources labeled with [platform] for the target platform, i.e. "commonMain" and "jsMain".</text:span></text:p>
              </text:list-item>
              <text:list-item>
                <text:p text:style-name="P7"><text:span text:style-name="T4">Intermediate source set, compile to some but not all platforms. I.e. "all Apple".</text:span></text:p>
                <text:list>
                  <text:list-item>
                    <text:p><text:span text:style-name="T4">"shared/src/[group]Main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leases<text:tab/>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>First release: 2017</text:p>
              </text:list-item>
              <text:list-item>
                <text:p>Alpha release: April 15th 2020</text:p>
              </text:list-item>
              <text:list-item>
                <text:p>Stable releaes: November 1st 2023</text:p>
              </text:list-item>
              <text:list-item>
                <text:p>Latest update: May 7th 2024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IDEs/Tools</text:p>
          </draw:text-box>
        </draw:frame>
        <draw:frame presentation:style-name="pr5" draw:text-style-name="P8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4">IDEs:</text:span></text:p>
              </text:list-header>
              <text:list-item>
                <text:p text:style-name="P5"><text:span text:style-name="T4">Recommended: JetBrains Fleet (WIP)</text:span></text:p>
              </text:list-item>
              <text:list-item>
                <text:p text:style-name="P5"><text:span text:style-name="T4">Stable: Android Studio (limited support for Kotlin Multiplatform)</text:span></text:p>
              </text:list-item>
              <text:list-item>
                <text:p text:style-name="P5"><text:span text:style-name="T4">Minimal support: Others, IntelliJ, etc. </text:span></text:p>
              </text:list-item>
              <text:list-item>
                <text:p text:style-name="P5"><text:span text:style-name="T4">If for iOS: Xcode, obviously.</text:span></text:p>
                <text:p text:style-name="P5"><text:span text:style-name="T4"/></text:p>
                <text:p text:style-name="P5"><text:span text:style-name="T4">Resources: </text:span></text:p>
              </text:list-item>
              <text:list-item>
                <text:p text:style-name="P5"><text:span text:style-name="T4">KMP Library Wizard (</text:span><text:span text:style-name="T4"><text:a xlink:href="https://terrakok.github.io/kmp-web-wizard/" xlink:type="simple">https://terrakok.github.io/kmp-web-wizard/</text:a></text:span><text:span text:style-name="T4">)</text:span></text:p>
              </text:list-item>
              <text:list-item>
                <text:p text:style-name="P5"><text:span text:style-name="T4">KMP Mobile plugin for Android Studio.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mmunity / Documentation<text:tab/>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>Community is small, but growing</text:p>
              </text:list-item>
              <text:list-item>
                <text:p>Documentation (examples, a few tutorials) available on official site:</text:p>
                <text:list>
                  <text:list-item>
                    <text:p text:style-name="P5"><text:span text:style-name="T4"><text:a xlink:href="https://www.jetbrains.com/help/kotlin-multiplatform-dev/get-started.html" xlink:type="simple">https://www.jetbrains.com/help/kotlin-multiplatform-dev/get-started.html</text:a></text:span></text:p>
                    <text:p text:style-name="P5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a" fo:country="DK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5T09:16:59.946000000</meta:creation-date>
    <meta:editing-duration>PT10M9S</meta:editing-duration>
    <meta:editing-cycles>3</meta:editing-cycles>
    <meta:generator>LibreOffice/24.2.2.2$Windows_X86_64 LibreOffice_project/d56cc158d8a96260b836f100ef4b4ef25d6f1a01</meta:generator>
    <dc:title>Blue Curve</dc:title>
    <dc:date>2024-05-15T09:52:47.584000000</dc:date>
    <meta:document-statistic meta:object-count="63"/>
  </office:meta>
</office:document-meta>
</file>